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f7d" officeooo:paragraph-rsid="000ecf7d"/>
    </style:style>
    <style:style style:name="P2" style:family="paragraph" style:parent-style-name="Standard">
      <style:text-properties officeooo:rsid="00104321" officeooo:paragraph-rsid="00104321"/>
    </style:style>
    <style:style style:name="P3" style:family="paragraph" style:parent-style-name="Standard">
      <style:text-properties officeooo:rsid="00123803" officeooo:paragraph-rsid="0012380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3803" officeooo:paragraph-rsid="0012380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layer 1: cgconv1</text:p>
      <text:p text:style-name="P1"><text:s text:c="4"/>representation: M_0 * F_1 / p_1 = 110 * 64 / 1 = 7040</text:p>
      <text:p text:style-name="P1"><text:s text:c="4"/>weights: F_0 * F_1 * K_1 = 110 * 64 * 3 = 21120</text:p>
      <text:p text:style-name="P1"><text:s text:c="4"/>biases: M_1 * F_1 = 110 * 64 = 7040</text:p>
      <text:p text:style-name="P1"><text:s text:c="2"/>layer 2: cgconv2</text:p>
      <text:p text:style-name="P1"><text:s text:c="4"/>representation: M_1 * F_2 / p_2 = 110 * 64 / 1 = 7040</text:p>
      <text:p text:style-name="P1"><text:s text:c="4"/>weights: F_1 * F_2 * K_2 = 64 * 64 * 3 = 12288</text:p>
      <text:p text:style-name="P1"><text:s text:c="4"/>biases: M_2 * F_2 = 110 * 64 = 7040</text:p>
      <text:p text:style-name="P1"><text:s text:c="2"/>layer 3: logits (softmax)</text:p>
      <text:p text:style-name="P1"><text:s text:c="4"/>representation: M_3 = 1</text:p>
      <text:p text:style-name="P1"><text:s text:c="4"/>weights: M_2 * M_3 = 7040 * 1 = 7040</text:p>
      <text:p text:style-name="P1"><text:s text:c="4"/>biases: M_3 = 1</text:p>
      <text:p text:style-name="P1"/>
      <text:p text:style-name="P1"/>
      <text:p text:style-name="P2"/>
      <text:p text:style-name="P2"/>
      <text:p text:style-name="P2"/>
      <text:p text:style-name="P2"><text:tab/><text:tab/><text:tab/><text:tab/><text:span text:style-name="T2">GCN with no 'filter' layer</text:span></text:p>
      <text:p text:style-name="P2"/>
      <text:p text:style-name="P2"/>
      <text:p text:style-name="P2">step 1 / 180 (epoch 0.00 / 1):</text:p>
      <text:p text:style-name="P2"><text:s text:c="2"/>learning_rate = 1.00e-02, loss_average = 1.39e+00</text:p>
      <text:p text:style-name="P2"><text:s text:c="2"/>training samples: 2700, AUC : 0.50, loss: 2.4301e+00</text:p>
      <text:p text:style-name="P2"><text:s text:c="2"/>validation samples: 190, AUC : 0.52, loss: 4.2174e+00</text:p>
      <text:p text:style-name="P2">step 2 / 180 (epoch 0.00 / 1):</text:p>
      <text:p text:style-name="P2"><text:s text:c="2"/>learning_rate = 1.00e-02, loss_average = 4.44e+00</text:p>
      <text:p text:style-name="P2"><text:s text:c="2"/>training samples: 2700, AUC : 0.52, loss: 2.3649e-01</text:p>
      <text:p text:style-name="P2"><text:s text:c="2"/>validation samples: 190, AUC : 0.52, loss: 2.5647e-01</text:p>
      <text:p text:style-name="P2">step 3 / 180 (epoch 0.00 / 1):</text:p>
      <text:p text:style-name="P2"><text:s text:c="2"/>learning_rate = 1.00e-02, loss_average = 4.04e+00</text:p>
      <text:p text:style-name="P2"><text:s text:c="2"/>training samples: 2700, AUC : 0.53, loss: 2.2749e-01</text:p>
      <text:p text:style-name="P2"><text:s text:c="2"/>validation samples: 190, AUC : 0.53, loss: 2.4111e-01</text:p>
      <text:p text:style-name="P2">step 4 / 180 (epoch 0.00 / 1):</text:p>
      <text:p text:style-name="P2"><text:s text:c="2"/>learning_rate = 1.00e-02, loss_average = 3.67e+00</text:p>
      <text:p text:style-name="P2"><text:s text:c="2"/>training samples: 2700, AUC : 0.53, loss: 2.2009e-01</text:p>
      <text:p text:style-name="P2"><text:s text:c="2"/>validation samples: 190, AUC : 0.55, loss: 2.3012e-01</text:p>
      <text:p text:style-name="P2">step 5 / 180 (epoch 0.00 / 1):</text:p>
      <text:p text:style-name="P2"><text:s text:c="2"/>learning_rate = 1.00e-02, loss_average = 3.33e+00</text:p>
      <text:p text:style-name="P2"><text:s text:c="2"/>training samples: 2700, AUC : 0.53, loss: 2.1770e-01</text:p>
      <text:p text:style-name="P2"><text:s text:c="2"/>validation samples: 190, AUC : 0.55, loss: 2.2340e-01</text:p>
      <text:p text:style-name="P2">step 6 / 180 (epoch 0.00 / 1):</text:p>
      <text:p text:style-name="P2"><text:s text:c="2"/>learning_rate = 1.00e-02, loss_average = 3.02e+00</text:p>
      <text:p text:style-name="P2"><text:s text:c="2"/>training samples: 2700, AUC : 0.56, loss: 2.1750e-01</text:p>
      <text:p text:style-name="P2"><text:s text:c="2"/>validation samples: 190, AUC : 0.49, loss: 2.2351e-01</text:p>
      <text:p text:style-name="P2">step 7 / 180 (epoch 0.00 / 1):</text:p>
      <text:p text:style-name="P2"><text:s text:c="2"/>learning_rate = 1.00e-02, loss_average = 2.74e+00</text:p>
      <text:p text:style-name="P2"><text:s text:c="2"/>training samples: 2700, AUC : 0.54, loss: 2.1725e-01</text:p>
      <text:p text:style-name="P2"><text:s text:c="2"/>validation samples: 190, AUC : 0.49, loss: 2.2330e-01</text:p>
      <text:p text:style-name="P2">step 8 / 180 (epoch 0.00 / 1):</text:p>
      <text:p text:style-name="P2"><text:s text:c="2"/>learning_rate = 1.00e-02, loss_average = 2.49e+00</text:p>
      <text:p text:style-name="P2"/>
      <text:p text:style-name="P2"/>
      <text:p text:style-name="P4"><text:soft-page-break/>GCN with filter</text:p>
      <text:p text:style-name="P3">step 1 / 180 (epoch 0.00 / 1):</text:p>
      <text:p text:style-name="P3"><text:s text:c="2"/>learning_rate = 1.00e-02, loss_average = 1.12e+00</text:p>
      <text:p text:style-name="P3"><text:s text:c="2"/>training samples: 2700, AUC : 0.48, loss: 7.8016e+00</text:p>
      <text:p text:style-name="P3"><text:s text:c="2"/>validation samples: 190, AUC : 0.52, loss: 1.5650e+01</text:p>
      <text:p text:style-name="P3">step 2 / 180 (epoch 0.00 / 1):</text:p>
      <text:p text:style-name="P3"><text:s text:c="2"/>learning_rate = 1.00e-02, loss_average = 8.76e+00</text:p>
      <text:p text:style-name="P3"><text:s text:c="2"/>training samples: 2700, AUC : 0.51, loss: 3.2547e-01</text:p>
      <text:p text:style-name="P3"><text:s text:c="2"/>validation samples: 190, AUC : 0.52, loss: 3.9474e-01</text:p>
      <text:p text:style-name="P3">step 3 / 180 (epoch 0.00 / 1):</text:p>
      <text:p text:style-name="P3"><text:s text:c="2"/>learning_rate = 1.00e-02, loss_average = 8.08e+00</text:p>
      <text:p text:style-name="P3"><text:s text:c="2"/>training samples: 2700, AUC : 0.49, loss: 2.9134e-01</text:p>
      <text:p text:style-name="P3"><text:s text:c="2"/>validation samples: 190, AUC : 0.55, loss: 2.9279e-01</text:p>
      <text:p text:style-name="P3">step 4 / 180 (epoch 0.00 / 1):</text:p>
      <text:p text:style-name="P3"><text:s text:c="2"/>learning_rate = 1.00e-02, loss_average = 7.35e+00</text:p>
      <text:p text:style-name="P3"><text:s text:c="2"/>training samples: 2700, AUC : 0.48, loss: 2.7232e-01</text:p>
      <text:p text:style-name="P3"><text:s text:c="2"/>validation samples: 190, AUC : 0.58, loss: 2.6336e-01</text:p>
      <text:p text:style-name="P3">step 5 / 180 (epoch 0.00 / 1):</text:p>
      <text:p text:style-name="P3"><text:s text:c="2"/>learning_rate = 1.00e-02, loss_average = 6.65e+00</text:p>
      <text:p text:style-name="P3"><text:s text:c="2"/>training samples: 2700, AUC : 0.48, loss: 2.7334e-01</text:p>
      <text:p text:style-name="P3"><text:s text:c="2"/>validation samples: 190, AUC : 0.54, loss: 2.8765e-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2:07:55.070382684</meta:creation-date>
    <dc:date>2019-05-12T23:10:37.532242284</dc:date>
    <meta:editing-duration>PT20H47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486" meta:character-count="2848" meta:non-whitespace-character-count="2306"/>
  </office:meta>
</office:document-meta>
</file>